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27.45cm"/>
      <style:paragraph-properties style:writing-mode="lr-tb"/>
    </style:style>
    <style:style style:name="P1" style:family="paragraph">
      <loext:graphic-properties draw:fill="none" draw:fill-color="#ffffff"/>
      <style:paragraph-properties style:writing-mode="lr-tb"/>
    </style:style>
    <style:style style:name="T1" style:family="text">
      <style:text-properties style:text-position="super 58%"/>
    </style:style>
    <style:style style:name="T2"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9cm" svg:height="27.7cm" svg:x="1cm" svg:y="1cm">
          <draw:text-box>
            <text:p>We did not have clarity in the raw files for the ionization chambers, with the multi-indexing, as the events from all the ICs were going to a single vector variable fZDD_IC_E. The events that had multiplicity of more than 1 per detector were cluttered into the same vector variable. <text:line-break/><text:line-break/>I then made the changes in TZDDData.h and the TZDDData.cxx files which are used by the npmfm (mainly the SetZDD functions) software to make the Raw data files NPRaw_XXX_X.root. There are new changes in the TZDDPhysics.cxx file now as well. The new changes include:<text:line-break/>(1) making separate branches of Energies as well as TS for all ZDD detectors like IC[1-5], PL[1-10], EXO[1-4] and DC[1-4].</text:p>
            <text:p>(2) bypassing the use of the REDUNDANT TZDDCalData class which was just being used as an intermediate step to store data and retrieve within the SAME data file. Now it directly stores the data in the SortIC2 function instead of sending it to TZDDCalData class. </text:p>
            <text:p>(3) the function Match_IC2 now is only used to retrieve from SortIC2 instead of filling it as well (even this function can be removed and directly feed to Treat() in Analysis.cxx but it makes it more clean.</text:p>
            <text:p>(4) inclusion of CHIO_E9 in both Raw and Physics files.</text:p>
            <text:p/>
            <text:p>Before the changes I wasn’t able to draw multiplicity events within the Raw files.</text:p>
            <text:p>For example RawTree→Draw(“fZDD_IC_E”,”fZDD_IC_N==0”,””)</text:p>
            <text:p>Would draw 1<text:span text:style-name="T1">st</text:span> IC but RawTree→Draw(“fZDD_IC_E[0]”,”fZDD_IC_N[0]==0”,””) didn’t draw first multiplicity events alone.</text:p>
            <text:p/>
            <text:p><text:span text:style-name="T2">After the changes this is possible. The number of entries in RawFiles now is as same as the analysed Physics files, the reduced number of entries is because of selection criteria for the <text:s/>E&gt;0 </text:span>and GATCONF.size() <text:s/>in the Analysis.cxx file which is good.</text:p>
            <text:p/>
            <text:p>So, now you can do… RawTree→Draw(“fZDD_IC_1_E[0]”,””,””) to see only the first multiplicity events in the 1<text:span text:style-name="T1">st</text:span> IC.</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04-21T00:16:02.634597857</meta:creation-date>
    <dc:date>2025-04-21T01:27:00.676844911</dc:date>
    <meta:editing-duration>PT44M42S</meta:editing-duration>
    <meta:editing-cycles>5</meta:editing-cycles>
    <meta:generator>LibreOffice/7.3.7.2$Linux_X86_64 LibreOffice_project/30$Build-2</meta:generator>
    <meta:document-statistic meta:object-count="1"/>
  </office:meta>
</office:document-meta>
</file>